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4.9375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2.75in"/>
    </style:style>
    <style:style style:name="Table1.D" style:family="table-column">
      <style:table-column-properties style:column-width="3.3125in"/>
    </style:style>
    <style:style style:name="Table1.E" style:family="table-column">
      <style:table-column-properties style:column-width="3in"/>
    </style:style>
    <style:style style:name="Table1.F" style:family="table-column">
      <style:table-column-properties style:column-width="3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e821" officeooo:paragraph-rsid="0008e821"/>
    </style:style>
    <style:style style:name="P2" style:family="paragraph" style:parent-style-name="Standard">
      <style:text-properties officeooo:rsid="000d6571" officeooo:paragraph-rsid="000d6571"/>
    </style:style>
    <style:style style:name="P3" style:family="paragraph" style:parent-style-name="Standard">
      <style:text-properties officeooo:rsid="0010b164" officeooo:paragraph-rsid="0010b164"/>
    </style:style>
    <style:style style:name="P4" style:family="paragraph" style:parent-style-name="Standard">
      <style:text-properties fo:font-size="15pt" officeooo:rsid="00186c90" officeooo:paragraph-rsid="00186c90" style:font-size-asian="15pt" style:font-size-complex="15pt"/>
    </style:style>
    <style:style style:name="P5" style:family="paragraph" style:parent-style-name="Standard">
      <style:text-properties fo:font-size="15pt" officeooo:rsid="001bf075" officeooo:paragraph-rsid="001bf075" style:font-size-asian="15pt" style:font-size-complex="15pt"/>
    </style:style>
    <style:style style:name="P6" style:family="paragraph" style:parent-style-name="Standard">
      <style:text-properties fo:font-size="15pt" fo:font-weight="bold" officeooo:rsid="0010b164" officeooo:paragraph-rsid="0010b164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13c995" officeooo:paragraph-rsid="0013c995"/>
    </style:style>
    <style:style style:name="P8" style:family="paragraph" style:parent-style-name="Standard">
      <style:text-properties officeooo:rsid="0014fefa" officeooo:paragraph-rsid="0014fefa"/>
    </style:style>
    <style:style style:name="P9" style:family="paragraph" style:parent-style-name="Preformatted_20_Text">
      <style:text-properties officeooo:rsid="0010b164" officeooo:paragraph-rsid="0010b164"/>
    </style:style>
    <style:style style:name="P10" style:family="paragraph" style:parent-style-name="Preformatted_20_Text">
      <style:text-properties officeooo:paragraph-rsid="0010b164"/>
    </style:style>
    <style:style style:name="P11" style:family="paragraph" style:parent-style-name="Preformatted_20_Text">
      <style:text-properties style:font-name="Times" fo:font-size="15pt" officeooo:rsid="0010b164" officeooo:paragraph-rsid="0010b164" style:font-size-asian="15pt" style:font-size-complex="15pt"/>
    </style:style>
    <style:style style:name="P12" style:family="paragraph" style:parent-style-name="Preformatted_20_Text">
      <style:text-properties officeooo:rsid="0014fefa" officeooo:paragraph-rsid="0014fefa"/>
    </style:style>
    <style:style style:name="P13" style:family="paragraph" style:parent-style-name="Preformatted_20_Text">
      <style:text-properties officeooo:rsid="000d6571" officeooo:paragraph-rsid="000d6571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Preformatted_20_Text">
      <style:paragraph-properties fo:margin-top="0in" fo:margin-bottom="0.1965in" loext:contextual-spacing="false"/>
      <style:text-properties style:font-name="Times" fo:font-size="15pt" officeooo:rsid="0010b164" officeooo:paragraph-rsid="0013c995" style:font-size-asian="15pt" style:font-size-complex="15pt"/>
    </style:style>
    <style:style style:name="P16" style:family="paragraph" style:parent-style-name="Table_20_Contents">
      <style:text-properties officeooo:rsid="0008e821" officeooo:paragraph-rsid="0008e821"/>
    </style:style>
    <style:style style:name="P17" style:family="paragraph" style:parent-style-name="Table_20_Contents">
      <style:text-properties officeooo:rsid="00096115" officeooo:paragraph-rsid="00096115"/>
    </style:style>
    <style:style style:name="P18" style:family="paragraph" style:parent-style-name="Table_20_Contents">
      <style:text-properties officeooo:rsid="00096115" officeooo:paragraph-rsid="000ad161"/>
    </style:style>
    <style:style style:name="P19" style:family="paragraph" style:parent-style-name="Table_20_Contents">
      <style:text-properties officeooo:rsid="000ad161" officeooo:paragraph-rsid="000ad161"/>
    </style:style>
    <style:style style:name="P20" style:family="paragraph" style:parent-style-name="Table_20_Contents" style:list-style-name="L1">
      <style:text-properties officeooo:rsid="000ad161" officeooo:paragraph-rsid="000ad161"/>
    </style:style>
    <style:style style:name="P21" style:family="paragraph" style:parent-style-name="Table_20_Contents">
      <style:text-properties officeooo:rsid="000ad161" officeooo:paragraph-rsid="000c0fdc"/>
    </style:style>
    <style:style style:name="P22" style:family="paragraph" style:parent-style-name="Table_20_Contents" style:list-style-name="L2">
      <style:text-properties officeooo:rsid="000ad161" officeooo:paragraph-rsid="000c0fdc"/>
    </style:style>
    <style:style style:name="P23" style:family="paragraph" style:parent-style-name="Table_20_Contents" style:list-style-name="L1">
      <style:text-properties officeooo:rsid="000c0fdc" officeooo:paragraph-rsid="000c0fdc"/>
    </style:style>
    <style:style style:name="P24" style:family="paragraph" style:parent-style-name="Table_20_Contents">
      <style:text-properties officeooo:rsid="000c0fdc" officeooo:paragraph-rsid="000c0fdc"/>
    </style:style>
    <style:style style:name="P25" style:family="paragraph" style:parent-style-name="Table_20_Contents">
      <style:text-properties officeooo:rsid="000d6571" officeooo:paragraph-rsid="000d6571"/>
    </style:style>
    <style:style style:name="P26" style:family="paragraph" style:parent-style-name="Table_20_Contents">
      <style:text-properties officeooo:rsid="0010b164" officeooo:paragraph-rsid="0010b164"/>
    </style:style>
    <style:style style:name="P27" style:family="paragraph" style:parent-style-name="Table_20_Contents">
      <style:text-properties officeooo:rsid="0013c995" officeooo:paragraph-rsid="0013c995"/>
    </style:style>
    <style:style style:name="P28" style:family="paragraph" style:parent-style-name="Table_20_Contents">
      <style:text-properties officeooo:rsid="00186c90" officeooo:paragraph-rsid="00186c90"/>
    </style:style>
    <style:style style:name="P29" style:family="paragraph" style:parent-style-name="Table_20_Contents">
      <style:text-properties officeooo:rsid="001ad3e3" officeooo:paragraph-rsid="001ad3e3"/>
    </style:style>
    <style:style style:name="T1" style:family="text">
      <style:text-properties officeooo:rsid="000ad161"/>
    </style:style>
    <style:style style:name="T2" style:family="text">
      <style:text-properties officeooo:rsid="0010b164"/>
    </style:style>
    <style:style style:name="T3" style:family="text">
      <style:text-properties officeooo:rsid="0013c995"/>
    </style:style>
    <style:style style:name="T4" style:family="text">
      <style:text-properties style:font-name="Times" fo:font-size="15pt" officeooo:rsid="0010b164" style:font-size-asian="15pt" style:font-size-complex="15pt"/>
    </style:style>
    <style:style style:name="T5" style:family="text">
      <style:text-properties officeooo:rsid="0016cf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4- Ml Cloud Platforms.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S. No</text:p>
          </table:table-cell>
          <table:table-cell table:style-name="Table1.A1" office:value-type="string">
            <text:p text:style-name="P16">Parameter</text:p>
          </table:table-cell>
          <table:table-cell table:style-name="Table1.A1" office:value-type="string">
            <text:p text:style-name="P16">IBM Cloud Platform</text:p>
          </table:table-cell>
          <table:table-cell table:style-name="Table1.A1" office:value-type="string">
            <text:p text:style-name="P16">Google Cloud Platform</text:p>
          </table:table-cell>
          <table:table-cell table:style-name="Table1.A1" office:value-type="string">
            <text:p text:style-name="P16">Microsoft</text:p>
          </table:table-cell>
          <table:table-cell table:style-name="Table1.F1" office:value-type="string">
            <text:p text:style-name="P16">Amazon</text:p>
          </table:table-cell>
        </table:table-row>
        <table:table-row>
          <table:table-cell table:style-name="Table1.A2" office:value-type="string">
            <text:p text:style-name="P16">1.</text:p>
          </table:table-cell>
          <table:table-cell table:style-name="Table1.A2" office:value-type="string">
            <text:p text:style-name="P16">DL Frameworks</text:p>
          </table:table-cell>
          <table:table-cell table:style-name="Table1.A2" office:value-type="string">
            <text:p text:style-name="P17">IBM Watson Studio, <text:span text:style-name="T1">Watson ML</text:span>- <text:span text:style-name="T1">Pytorch, Tensorflow, Caffe, Keras, </text:span></text:p>
            <text:p text:style-name="P17"/>
          </table:table-cell>
          <table:table-cell table:style-name="Table1.A2" office:value-type="string">
            <text:p text:style-name="P18">Deep Learning VM on compute engine- Pytorch, Keras+Tensorflow, <text:span text:style-name="T1">Chainer, MXNet, RAPIDS Xgboost, CNTK </text:span></text:p>
          </table:table-cell>
          <table:table-cell table:style-name="Table1.A2" office:value-type="string">
            <text:p text:style-name="P17">Azure ML- Support for Caffe, Caffe2, Chainer(5.2), CUDA, Horovod, Keras, CNTK, MXNet, Pytorch, Tensorflow, Theano, Tensorflow Servig </text:p>
          </table:table-cell>
          <table:table-cell table:style-name="Table1.F2" office:value-type="string">
            <text:p text:style-name="P17">Amazon DLAMI- </text:p>
            <text:p text:style-name="P17">pytorch, tensorflow, MxNet, with CUDA instances</text:p>
            <text:p text:style-name="P17"/>
            <text:p text:style-name="P17">Amazon SageMaker- pytorch, tensorflow, MxNet, with CUDA instances</text:p>
          </table:table-cell>
        </table:table-row>
        <table:table-row>
          <table:table-cell table:style-name="Table1.A2" office:value-type="string">
            <text:p text:style-name="P17">2.</text:p>
          </table:table-cell>
          <table:table-cell table:style-name="Table1.A2" office:value-type="string">
            <text:p text:style-name="P17">Compute Units</text:p>
          </table:table-cell>
          <table:table-cell table:style-name="Table1.A2" office:value-type="string">
            <text:p text:style-name="P19">BareMetal Severs, Virtual servers, Application Servers</text:p>
          </table:table-cell>
          <table:table-cell table:style-name="Table1.A2" office:value-type="string">
            <text:list xml:id="list2352759376" text:style-name="L2">
              <text:list-item>
                <text:p text:style-name="P22">General Purpuse computing (n1)</text:p>
              </text:list-item>
              <text:list-item>
                <text:p text:style-name="P22">webserver (n2)</text:p>
              </text:list-item>
              <text:list-item>
                <text:p text:style-name="P22">HPC (c2)</text:p>
              </text:list-item>
              <text:list-item>
                <text:p text:style-name="P22">Memory Optimised</text:p>
              </text:list-item>
              <text:list-item>
                <text:p text:style-name="P22">CPU Optimised</text:p>
              </text:list-item>
            </text:list>
            <text:p text:style-name="P21"/>
            <text:p text:style-name="P24">All machines are customizable in terms of Memory and CPU</text:p>
          </table:table-cell>
          <table:table-cell table:style-name="Table1.A2" office:value-type="string">
            <text:list xml:id="list3976992610" text:style-name="L1">
              <text:list-item>
                <text:p text:style-name="P20">General Purpose (DC, Av2, Dv2 and Dv3)</text:p>
              </text:list-item>
              <text:list-item>
                <text:p text:style-name="P20">Compute optimised Fsv2, F series)</text:p>
              </text:list-item>
              <text:list-item>
                <text:p text:style-name="P23">Memory Optimised(M, G, EV3)</text:p>
              </text:list-item>
              <text:list-item>
                <text:p text:style-name="P23">Storage Optimised(LS)</text:p>
              </text:list-item>
              <text:list-item>
                <text:p text:style-name="P23">GPU Based</text:p>
              </text:list-item>
              <text:list-item>
                <text:p text:style-name="P23">High Perf Computing (H series)</text:p>
              </text:list-item>
            </text:list>
            <text:p text:style-name="P19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3.</text:p>
          </table:table-cell>
          <table:table-cell table:style-name="Table1.A2" office:value-type="string">
            <text:p text:style-name="P17">Types of supported storage</text:p>
          </table:table-cell>
          <table:table-cell table:style-name="Table1.A2" office:value-type="string">
            <text:p text:style-name="P24">HDD and SSD</text:p>
          </table:table-cell>
          <table:table-cell table:style-name="Table1.A2" office:value-type="string">
            <text:p text:style-name="P19">HDD and SSD Persistent storage</text:p>
          </table:table-cell>
          <table:table-cell table:style-name="Table1.A2" office:value-type="string">
            <text:p text:style-name="P19">HDD and SSD</text:p>
          </table:table-cell>
          <table:table-cell table:style-name="Table1.F2" office:value-type="string">
            <text:p text:style-name="P19">HDD and SSD</text:p>
          </table:table-cell>
        </table:table-row>
        <table:table-row>
          <table:table-cell table:style-name="Table1.A2" office:value-type="string">
            <text:p text:style-name="P24">4.</text:p>
          </table:table-cell>
          <table:table-cell table:style-name="Table1.A2" office:value-type="string">
            <text:p text:style-name="P24">Explicit support for RL?</text:p>
          </table:table-cell>
          <table:table-cell table:style-name="Table1.A2" office:value-type="string">
            <text:p text:style-name="P24">Models can be deployed on IBM Cloud, no explicit RL framework</text:p>
          </table:table-cell>
          <table:table-cell table:style-name="Table1.A2" office:value-type="string">
            <text:p text:style-name="P24">No explicit support- can be built and deployed on CloudML</text:p>
          </table:table-cell>
          <table:table-cell table:style-name="Table1.A2" office:value-type="string">
            <text:p text:style-name="P24">Azure Personalizer</text:p>
          </table:table-cell>
          <table:table-cell table:style-name="Table1.F2" office:value-type="string">
            <text:p text:style-name="P24">SageMaker RL</text:p>
          </table:table-cell>
        </table:table-row>
        <table:table-row>
          <table:table-cell table:style-name="Table1.A2" office:value-type="string">
            <text:p text:style-name="P24">5.</text:p>
          </table:table-cell>
          <table:table-cell table:style-name="Table1.A2" office:value-type="string">
            <text:p text:style-name="P24">Model Lifecycle Management</text:p>
          </table:table-cell>
          <table:table-cell table:style-name="Table1.A2" office:value-type="string">
            <text:p text:style-name="P24">Machine Learning Accelerator</text:p>
          </table:table-cell>
          <table:table-cell table:style-name="Table1.A2" office:value-type="string">
            <text:p text:style-name="P25">Not explicity, but AI Platform supports multiple versions of models being stored and served</text:p>
          </table:table-cell>
          <table:table-cell table:style-name="Table1.A2" office:value-type="string">
            <text:p text:style-name="P24">MLOps</text:p>
          </table:table-cell>
          <table:table-cell table:style-name="Table1.F2" office:value-type="string">
            <text:p text:style-name="P24">MLFlow</text:p>
          </table:table-cell>
        </table:table-row>
        <table:table-row>
          <table:table-cell table:style-name="Table1.A2" office:value-type="string">
            <text:p text:style-name="P25">6.</text:p>
          </table:table-cell>
          <table:table-cell table:style-name="Table1.A2" office:value-type="string">
            <text:p text:style-name="P25">Resource Monitoring</text:p>
          </table:table-cell>
          <table:table-cell table:style-name="Table1.A2" office:value-type="string">
            <text:p text:style-name="P25">Cloud App Manegement- with cloud data collector, and infrastructure and monitoring reporting</text:p>
          </table:table-cell>
          <table:table-cell table:style-name="Table1.A2" office:value-type="string">
            <text:p text:style-name="P25">Cloud Platform Moniroting, Stackdriver Monitor</text:p>
          </table:table-cell>
          <table:table-cell table:style-name="Table1.A2" office:value-type="string">
            <text:p text:style-name="P25">Azure Monitor and Azure Resource Health</text:p>
          </table:table-cell>
          <table:table-cell table:style-name="Table1.F2" office:value-type="string">
            <text:p text:style-name="P25">Amazon CloudWatch, <text:span text:style-name="T5">SageMaker Model Monitor</text:span></text:p>
          </table:table-cell>
        </table:table-row>
        <table:table-row>
          <table:table-cell table:style-name="Table1.A2" office:value-type="string">
            <text:p text:style-name="P25">7.</text:p>
          </table:table-cell>
          <table:table-cell table:style-name="Table1.A2" office:value-type="string">
            <text:p text:style-name="P25">Training Visualization</text:p>
          </table:table-cell>
          <table:table-cell table:style-name="Table1.A2" office:value-type="string">
            <text:p text:style-name="P27">Training can be monitored on the cmd line interface, from which graphs can be plotted.</text:p>
          </table:table-cell>
          <table:table-cell table:style-name="Table1.A2" office:value-type="string">
            <text:p text:style-name="P26">Google Tensorboard to save and visualize data summary</text:p>
          </table:table-cell>
          <table:table-cell table:style-name="Table1.A2" office:value-type="string">
            <text:p text:style-name="P26">Azure Tensorboard for visualisation and logs</text:p>
          </table:table-cell>
          <table:table-cell table:style-name="Table1.F2" office:value-type="string">
            <text:p text:style-name="P26">No explicit support, but API calls from the model to the data can be monitored using CloudWatch</text:p>
          </table:table-cell>
        </table:table-row>
        <table:table-row>
          <table:table-cell table:style-name="Table1.A2" office:value-type="string">
            <text:p text:style-name="P25">8.</text:p>
          </table:table-cell>
          <table:table-cell table:style-name="Table1.A2" office:value-type="string">
            <text:p text:style-name="P25">Elastic Scaling</text:p>
          </table:table-cell>
          <table:table-cell table:style-name="Table1.A2" office:value-type="string">
            <text:p text:style-name="P29">Allowed- included within the Watson ML Accelerator</text:p>
          </table:table-cell>
          <table:table-cell table:style-name="Table1.A2" office:value-type="string">
            <text:p text:style-name="P29">Autoscaling can be specified for groups of instances based on resource usage of the VM.</text:p>
          </table:table-cell>
          <table:table-cell table:style-name="Table1.A2" office:value-type="string">
            <text:p text:style-name="P29">Allows Azure scaling on Azure Compute instances and <text:s/>Kubernetes</text:p>
          </table:table-cell>
          <table:table-cell table:style-name="Table1.F2" office:value-type="string">
            <text:p text:style-name="P28">Amazon Elastic Inference</text:p>
          </table:table-cell>
        </table:table-row>
      </table:table>
      <text:p text:style-name="P1"/>
      <text:p text:style-name="P2">Training job description- <text:span text:style-name="T2">ie submitting jobs:</text:span></text:p>
      <text:p text:style-name="P2"/>
      <text:p text:style-name="P3">a) IBM Cloud Platform: <text:span text:style-name="T3">Using training definitions. Additional parameters can be specified.</text:span></text:p>
      <text:p text:style-name="P9"><text:span text:style-name="Source_20_Text">name: training-definition-1</text:span></text:p>
      <text:p text:style-name="Preformatted_20_Text"><text:span text:style-name="Source_20_Text">description: <text:s/>Simple MNIST model implemented in TF</text:span></text:p>
      <text:p text:style-name="Preformatted_20_Text"><text:span text:style-name="Source_20_Text">framework:</text:span></text:p>
      <text:p text:style-name="Preformatted_20_Text"><text:span text:style-name="Source_20_Text"><text:s text:c="2"/>name: tensorflow</text:span></text:p>
      <text:p text:style-name="Preformatted_20_Text"><text:span text:style-name="Source_20_Text"><text:s text:c="2"/>version: '1.13'</text:span></text:p>
      <text:p text:style-name="Preformatted_20_Text"><text:span text:style-name="Source_20_Text"><text:s text:c="2"/>runtimes:</text:span></text:p>
      <text:p text:style-name="Preformatted_20_Text"><text:span text:style-name="Source_20_Text"><text:s text:c="4"/>name: python</text:span></text:p>
      <text:p text:style-name="Preformatted_20_Text"><text:span text:style-name="Source_20_Text"><text:s text:c="4"/>version: '3.6'</text:span></text:p>
      <text:p text:style-name="Preformatted_20_Text"><text:span text:style-name="Source_20_Text">training_data_reference:</text:span></text:p>
      <text:p text:style-name="Preformatted_20_Text"><text:span text:style-name="Source_20_Text">- name: MNIST image data files</text:span></text:p>
      <text:p text:style-name="Preformatted_20_Text"><text:span text:style-name="Source_20_Text"><text:s text:c="2"/>connection:</text:span></text:p>
      <text:p text:style-name="Preformatted_20_Text"><text:span text:style-name="Source_20_Text"><text:s text:c="4"/>endpoint_url: &lt;auth-url&gt;</text:span></text:p>
      <text:p text:style-name="Preformatted_20_Text"><text:span text:style-name="Source_20_Text"><text:s text:c="4"/>access_key_id: &lt;username&gt;</text:span></text:p>
      <text:p text:style-name="Preformatted_20_Text"><text:span text:style-name="Source_20_Text"><text:s text:c="4"/>secret_access_key: &lt;password&gt;</text:span></text:p>
      <text:p text:style-name="Preformatted_20_Text"><text:span text:style-name="Source_20_Text"><text:s text:c="2"/>source:</text:span></text:p>
      <text:p text:style-name="Preformatted_20_Text"><text:span text:style-name="Source_20_Text"><text:s text:c="4"/>bucket: mnist-training-models</text:span></text:p>
      <text:p text:style-name="P14"><text:soft-page-break/><text:span text:style-name="Source_20_Text"><text:s text:c="4"/>type: s3</text:span></text:p>
      <text:p text:style-name="P14"><text:span text:style-name="Source_20_Text">execution:</text:span></text:p>
      <text:p text:style-name="Preformatted_20_Text"><text:span text:style-name="Source_20_Text"><text:s text:c="4"/>compute_configuration: </text:span></text:p>
      <text:p text:style-name="P14"><text:span text:style-name="Source_20_Text"><text:s text:c="6"/>name: v100x2</text:span></text:p>
      <text:p text:style-name="P15"><text:span text:style-name="Source_20_Text"><text:span text:style-name="T4">Hyperparamter tuning is also possible:</text:span></text:span></text:p>
      <text:p text:style-name="P14"><text:span text:style-name="Source_20_Text">hyper_params = json.loads(open("config.json").read())</text:span></text:p>
      <text:p text:style-name="Preformatted_20_Text"><text:span text:style-name="Source_20_Text">learning_rate = float(hyper_params["initial_learning_rate"])</text:span></text:p>
      <text:p text:style-name="P14"><text:span text:style-name="Source_20_Text">training_iters = int(hyper_params["total_iterations"]</text:span></text:p>
      <text:p text:style-name="P14"><text:span text:style-name="Source_20_Text">hyper_parameters_optimization:</text:span></text:p>
      <text:p text:style-name="Preformatted_20_Text"><text:span text:style-name="Source_20_Text"><text:s text:c="4"/>method:</text:span></text:p>
      <text:p text:style-name="Preformatted_20_Text"><text:span text:style-name="Source_20_Text"><text:s text:c="6"/>name: random</text:span></text:p>
      <text:p text:style-name="Preformatted_20_Text"><text:span text:style-name="Source_20_Text"><text:s text:c="6"/>parameters:</text:span></text:p>
      <text:p text:style-name="Preformatted_20_Text"><text:span text:style-name="Source_20_Text"><text:s text:c="6"/>- name: objective</text:span></text:p>
      <text:p text:style-name="Preformatted_20_Text"><text:span text:style-name="Source_20_Text"><text:s text:c="8"/>string_value: accuracy</text:span></text:p>
      <text:p text:style-name="Preformatted_20_Text"><text:span text:style-name="Source_20_Text"><text:s text:c="6"/>- name: maximize_or_minimize</text:span></text:p>
      <text:p text:style-name="Preformatted_20_Text"><text:span text:style-name="Source_20_Text"><text:s text:c="8"/>string_value: maximize</text:span></text:p>
      <text:p text:style-name="Preformatted_20_Text"><text:span text:style-name="Source_20_Text"><text:s text:c="6"/>- name: num_optimizer_steps</text:span></text:p>
      <text:p text:style-name="P14"><text:span text:style-name="Source_20_Text"><text:s text:c="8"/>int_value: 4</text:span></text:p>
      <text:p text:style-name="P6">b) GCP: </text:p>
      <text:p text:style-name="P3"/>
      <text:p text:style-name="P9">training_inputs = {'scaleTier': 'CUSTOM',</text:p>
      <text:p text:style-name="Preformatted_20_Text"><text:s text:c="4"/>'masterType': 'complex_model_m',</text:p>
      <text:p text:style-name="Preformatted_20_Text"><text:s text:c="4"/>'workerType': 'complex_model_m',</text:p>
      <text:p text:style-name="Preformatted_20_Text"><text:s text:c="4"/>'parameterServerType': 'large_model',</text:p>
      <text:p text:style-name="Preformatted_20_Text"><text:s text:c="4"/>'workerCount': 9,</text:p>
      <text:p text:style-name="Preformatted_20_Text"><text:s text:c="4"/>'parameterServerCount': 3,</text:p>
      <text:p text:style-name="Preformatted_20_Text"><text:s text:c="4"/>'packageUris': ['gs://my/trainer/path/package-0.0.0.tar.gz'],</text:p>
      <text:p text:style-name="Preformatted_20_Text"><text:s text:c="4"/>'pythonModule': 'trainer.task',</text:p>
      <text:p text:style-name="Preformatted_20_Text"><text:s text:c="4"/>'args': ['--arg1', 'value1', '--arg2', 'value2'],</text:p>
      <text:p text:style-name="Preformatted_20_Text"><text:s text:c="4"/>'region': 'us-central1',</text:p>
      <text:p text:style-name="Preformatted_20_Text"><text:s text:c="4"/>'jobDir': 'gs://my/training/job/directory',</text:p>
      <text:p text:style-name="Preformatted_20_Text"><text:s text:c="4"/>'runtimeVersion': '1.14',</text:p>
      <text:p text:style-name="Preformatted_20_Text"><text:s text:c="4"/>'pythonVersion': '3.5'}</text:p>
      <text:p text:style-name="P11"/>
      <text:p text:style-name="P11">Hyperparamter tuning is also possible:</text:p>
      <text:p text:style-name="P9"/>
      <text:p text:style-name="P10">hyperparams = {</text:p>
      <text:p text:style-name="P10"><text:tab/>'goal': 'MAXIMIZE',</text:p>
      <text:p text:style-name="P10"><text:tab/>'hyperparameterMetricTag': 'metric1',</text:p>
      <text:p text:style-name="P10"><text:tab/>'maxTrials': 30,</text:p>
      <text:p text:style-name="P10"><text:tab/>'maxParallelTrials': 1,</text:p>
      <text:p text:style-name="P10"><text:tab/>'enableTrialEarlyStopping': True,</text:p>
      <text:p text:style-name="P10"><text:tab/>'params': []}</text:p>
      <text:p text:style-name="P10">hyperparams['params'].append({</text:p>
      <text:p text:style-name="P10"><text:tab/>'parameterName':'hidden1',</text:p>
      <text:p text:style-name="P10"><text:tab/>'type':'INTEGER',</text:p>
      <text:p text:style-name="P10"><text:tab/>'minValue': 40,</text:p>
      <text:p text:style-name="P10"><text:tab/>'maxValue': 400,</text:p>
      <text:p text:style-name="P10"><text:tab/>'scaleType': 'UNIT_LINEAR_SCALE'})</text:p>
      <text:p text:style-name="P10">hyperparams['params'].append({</text:p>
      <text:p text:style-name="P10"><text:tab/>'parameterName':'rnnCellType',</text:p>
      <text:p text:style-name="P10"><text:soft-page-break/><text:tab/>'type': 'CATEGORICAL',</text:p>
      <text:p text:style-name="P10"><text:tab/>'categoricalValues': [</text:p>
      <text:p text:style-name="P10"><text:tab/><text:tab/> 'BasicLSTMCell',</text:p>
      <text:p text:style-name="P10"><text:tab/><text:tab/> 'BasicRNNCell',</text:p>
      <text:p text:style-name="P10"><text:tab/><text:tab/> 'GRUCell',</text:p>
      <text:p text:style-name="P10"><text:tab/><text:tab/> 'LSTMCell',</text:p>
      <text:p text:style-name="P10"><text:tab/><text:tab/>'LayerNormBasicLSTMCell'</text:p>
      <text:p text:style-name="P10"><text:tab/><text:tab/>]</text:p>
      <text:p text:style-name="P10">})</text:p>
      <text:p text:style-name="P10"/>
      <text:p text:style-name="Preformatted_20_Text"><text:span text:style-name="Source_20_Text"># Add hyperparameter specification to the training inputs dictionary.</text:span></text:p>
      <text:p text:style-name="Preformatted_20_Text"><text:span text:style-name="Source_20_Text">training_inputs['hyperparameters'] = hyperparams</text:span></text:p>
      <text:p text:style-name="Preformatted_20_Text"><text:span text:style-name="Source_20_Text"># Build the job spec.</text:span></text:p>
      <text:p text:style-name="P14"><text:span text:style-name="Source_20_Text">job_spec = {'jobId': my_job_name, 'trainingInput': training_inputs}</text:span></text:p>
      <text:p text:style-name="Preformatted_20_Text"><text:span text:style-name="Source_20_Text"># Add hyperparameter specification to the training inputs dictionary.</text:span></text:p>
      <text:p text:style-name="Preformatted_20_Text"><text:span text:style-name="Source_20_Text">training_inputs['hyperparameters'] = hyperparams</text:span></text:p>
      <text:p text:style-name="Preformatted_20_Text"><text:span text:style-name="Source_20_Text"># Build the job spec.</text:span></text:p>
      <text:p text:style-name="P14"><text:span text:style-name="Source_20_Text">job_spec = {'jobId': my_job_name, 'trainingInput': training_input</text:span><text:span text:style-name="Source_20_Text"><text:span text:style-name="T3">s}</text:span></text:span></text:p>
      <text:p text:style-name="P14">job_spec = {'jobId': my_job_name, 'trainingInput': training_inputs}</text:p>
      <text:p text:style-name="P6">c) Azure:</text:p>
      <text:p text:style-name="P3"/>
      <text:p text:style-name="P7">Define the parameters in a separate file, and subsequently submit job</text:p>
      <text:p text:style-name="P7"/>
      <text:p text:style-name="P9"><text:span text:style-name="Source_20_Text">sampling: </text:span></text:p>
      <text:p text:style-name="Preformatted_20_Text"><text:span text:style-name="Source_20_Text"><text:s text:c="4"/>type: random # Supported options: Random, Grid, Bayesian</text:span></text:p>
      <text:p text:style-name="Preformatted_20_Text"><text:span text:style-name="Source_20_Text"><text:s text:c="4"/>parameter_space: # specify a name|expression|values tuple for each parameter.</text:span></text:p>
      <text:p text:style-name="Preformatted_20_Text"><text:span text:style-name="Source_20_Text"><text:s text:c="4"/>- name: --penalty # The name of a script parameter to generate values for.</text:span></text:p>
      <text:p text:style-name="Preformatted_20_Text"><text:span text:style-name="Source_20_Text"><text:s text:c="6"/>expression: choice # supported options: choice, randint, uniform, quniform, loguniform, qloguniform, normal, qnormal, lognormal, qlognormal</text:span></text:p>
      <text:p text:style-name="Preformatted_20_Text"><text:span text:style-name="Source_20_Text"><text:s text:c="6"/>values: [0.5, 1, 1.5] # The list of values, the number of values is dependent on the expression specified.</text:span></text:p>
      <text:p text:style-name="Preformatted_20_Text"><text:span text:style-name="Source_20_Text">policy: </text:span></text:p>
      <text:p text:style-name="Preformatted_20_Text"><text:span text:style-name="Source_20_Text"><text:s text:c="4"/>type: BanditPolicy # Supported options: BanditPolicy, MedianStoppingPolicy, TruncationSelectionPolicy, NoTerminationPolicy</text:span></text:p>
      <text:p text:style-name="Preformatted_20_Text"><text:span text:style-name="Source_20_Text"><text:s text:c="4"/>evaluation_interval: 1 # Policy properties are policy specific. See the above link for policy specific parameter details.</text:span></text:p>
      <text:p text:style-name="Preformatted_20_Text"><text:span text:style-name="Source_20_Text"><text:s text:c="4"/>slack_factor: 0.2</text:span></text:p>
      <text:p text:style-name="Preformatted_20_Text"><text:span text:style-name="Source_20_Text">primary_metric_name: Accuracy # The metric used when evaluating the policy</text:span></text:p>
      <text:p text:style-name="Preformatted_20_Text"><text:span text:style-name="Source_20_Text">primary_metric_goal: Maximize # Maximize|Minimize</text:span></text:p>
      <text:p text:style-name="Preformatted_20_Text"><text:span text:style-name="Source_20_Text">max_total_runs: 8 # The maximum number of runs to generate</text:span></text:p>
      <text:p text:style-name="Preformatted_20_Text"><text:span text:style-name="Source_20_Text">max_concurrent_runs: 2 # The number of runs that can run concurrently.</text:span></text:p>
      <text:p text:style-name="P14"><text:span text:style-name="Source_20_Text">max_duration_minutes: 100 # The maximum length of time to run the experiment before cancelling.</text:span></text:p>
      <text:p text:style-name="P3"/>
      <text:p text:style-name="P9"><text:span text:style-name="Source_20_Text">src = ScriptRunConfig(source_directory = script_folder, script = 'train.py', run_config = run_amlcompute)</text:span></text:p>
      <text:p text:style-name="Preformatted_20_Text"><text:span text:style-name="Source_20_Text">run = exp.submit(src)</text:span></text:p>
      <text:p text:style-name="P14"><text:span text:style-name="Source_20_Text">run.wait_for_completion(show_output = True)</text:span></text:p>
      <text:p text:style-name="P8">Creation of clusters is also possible:</text:p>
      <text:p text:style-name="P12"><text:span text:style-name="Source_20_Text">try:</text:span></text:p>
      <text:p text:style-name="Preformatted_20_Text"><text:span text:style-name="Source_20_Text"><text:s text:c="4"/>cpu_cluster = ComputeTarget(workspace=ws, name=cpu_cluster_name)</text:span></text:p>
      <text:p text:style-name="Preformatted_20_Text"><text:span text:style-name="Source_20_Text"><text:s text:c="4"/>print('Found existing cluster, use it.')</text:span></text:p>
      <text:p text:style-name="Preformatted_20_Text"><text:span text:style-name="Source_20_Text">except ComputeTargetException:</text:span></text:p>
      <text:p text:style-name="Preformatted_20_Text"><text:span text:style-name="Source_20_Text"><text:s text:c="4"/>compute_config = AmlCompute.provisioning_configuration(vm_size='STANDARD_D2_V2',</text:span></text:p>
      <text:p text:style-name="Preformatted_20_Text"><text:span text:style-name="Source_20_Text"><text:s text:c="59"/>max_nodes=4)</text:span></text:p>
      <text:p text:style-name="Preformatted_20_Text"><text:span text:style-name="Source_20_Text"><text:s text:c="4"/>cpu_cluster = ComputeTarget.create(ws, cpu_cluster_name, compute_config)</text:span></text:p>
      <text:p text:style-name="Preformatted_20_Text"/>
      <text:p text:style-name="P14"><text:span text:style-name="Source_20_Text">cpu_cluster.wait_for_completion(show_output=True)</text:span></text:p>
      <text:p text:style-name="P3"/>
      <text:p text:style-name="P6"/>
      <text:p text:style-name="P6"><text:soft-page-break/></text:p>
      <text:p text:style-name="P6"/>
      <text:p text:style-name="P6">d) AWS SageMaker</text:p>
      <text:p text:style-name="P2"/>
      <text:p text:style-name="P13"><text:span text:style-name="Source_20_Text">algo = AlgorithmEstimator(</text:span></text:p>
      <text:p text:style-name="Preformatted_20_Text"><text:span text:style-name="Source_20_Text"><text:s text:c="12"/>algorithm_arn='arn:aws:sagemaker:us-east-2:012345678901:algorithm/my-algorithm',</text:span></text:p>
      <text:p text:style-name="Preformatted_20_Text"><text:span text:style-name="Source_20_Text"><text:s text:c="12"/>role='SageMakerRole',</text:span></text:p>
      <text:p text:style-name="Preformatted_20_Text"><text:span text:style-name="Source_20_Text"><text:s text:c="12"/>train_instance_count=1,</text:span></text:p>
      <text:p text:style-name="Preformatted_20_Text"><text:span text:style-name="Source_20_Text"><text:s text:c="12"/>train_instance_type='ml.c4.xlarge',</text:span></text:p>
      <text:p text:style-name="Preformatted_20_Text"><text:span text:style-name="Source_20_Text"><text:s text:c="12"/>sagemaker_session=sagemaker_session,</text:span></text:p>
      <text:p text:style-name="Preformatted_20_Text"><text:span text:style-name="Source_20_Text"><text:s text:c="12"/>base_job_name='test-marketplace')</text:span></text:p>
      <text:p text:style-name="Preformatted_20_Text"/>
      <text:p text:style-name="Preformatted_20_Text"><text:span text:style-name="Source_20_Text">train_input = algo.sagemaker_session.upload_data(</text:span></text:p>
      <text:p text:style-name="Preformatted_20_Text"><text:span text:style-name="Source_20_Text"><text:s text:c="4"/>path=data_path, key_prefix='integ-test-data/marketplace/train')</text:span></text:p>
      <text:p text:style-name="Preformatted_20_Text"/>
      <text:p text:style-name="P14"><text:span text:style-name="Source_20_Text">algo.fit({'training': train_input})</text:span></text:p>
      <text:p text:style-name="P2"/>
      <text:p text:style-name="P4">All the platforms support batch transformations of data.</text:p>
      <text:p text:style-name="P4"/>
      <text:p text:style-name="P5">Set of common fields:</text:p>
      <text:p text:style-name="P5">Instance Type (master and worker specs possible for distributed training), Hyperparameters, job name, job scripts, Framework and associated packages with version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5:58:04.953180677</meta:creation-date>
    <dc:date>2019-12-10T17:13:55.724992998</dc:date>
    <meta:editing-duration>PT32M33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4" meta:paragraph-count="193" meta:word-count="808" meta:character-count="7213" meta:non-whitespace-character-count="6229"/>
  </office:meta>
</office:document-meta>
</file>